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Bellman-ford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lemnt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0.000194311141967773" calcext:value-type="float">
            <text:p>0.000194311141968</text:p>
          </table:table-cell>
          <table:table-cell office:value-type="float" office:value="0.000201940536499023" calcext:value-type="float">
            <text:p>0.000201940536499</text:p>
          </table:table-cell>
          <table:table-cell office:value-type="float" office:value="0.000203371047973633" calcext:value-type="float">
            <text:p>0.000203371047974</text:p>
          </table:table-cell>
          <table:table-cell office:value-type="float" office:value="0.000216960906982422" calcext:value-type="float">
            <text:p>0.000216960906982</text:p>
          </table:table-cell>
          <table:table-cell office:value-type="float" office:value="0.000319480895996094" calcext:value-type="float">
            <text:p>0.000319480895996</text:p>
          </table:table-cell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office:value-type="float" office:value="0.000250339508056641" calcext:value-type="float">
            <text:p>0.000250339508057</text:p>
          </table:table-cell>
          <table:table-cell office:value-type="float" office:value="0.000304460525512695" calcext:value-type="float">
            <text:p>0.000304460525513</text:p>
          </table:table-cell>
          <table:table-cell office:value-type="float" office:value="0.000424623489379883" calcext:value-type="float">
            <text:p>0.00042462348938</text:p>
          </table:table-cell>
          <table:table-cell office:value-type="float" office:value="0.000593185424804688" calcext:value-type="float">
            <text:p>0.000593185424805</text:p>
          </table:table-cell>
          <table:table-cell office:value-type="float" office:value="0.00089883804321289" calcext:value-type="float">
            <text:p>0.0008988380432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6T12:50:23.440716286</meta:creation-date>
    <dc:date>2019-10-06T16:24:49.201956756</dc:date>
    <meta:editing-duration>PT2H53M42S</meta:editing-duration>
    <meta:editing-cycles>1</meta:editing-cycles>
    <meta:document-statistic meta:table-count="1" meta:cell-count="18" meta:object-count="0"/>
    <meta:generator>LibreOffice/6.0.7.3$Linux_X86_64 LibreOffice_project/00m0$Build-3</meta:generator>
  </office:meta>
</office:document-meta>
</file>